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bd18" officeooo:paragraph-rsid="0015bd18"/>
    </style:style>
    <style:style style:name="P2" style:family="paragraph" style:parent-style-name="Standard">
      <style:text-properties officeooo:paragraph-rsid="0015bd18"/>
    </style:style>
    <style:style style:name="P3" style:family="paragraph" style:parent-style-name="Standard">
      <style:text-properties officeooo:rsid="0017d1a7" officeooo:paragraph-rsid="0017d1a7"/>
    </style:style>
    <style:style style:name="P4" style:family="paragraph" style:parent-style-name="Standard">
      <style:text-properties officeooo:rsid="00191f46" officeooo:paragraph-rsid="00191f46"/>
    </style:style>
    <style:style style:name="P5" style:family="paragraph" style:parent-style-name="Standard">
      <style:text-properties officeooo:rsid="001a9ca3" officeooo:paragraph-rsid="001a9ca3"/>
    </style:style>
    <style:style style:name="P6" style:family="paragraph" style:parent-style-name="Standard" style:list-style-name="L1">
      <style:text-properties officeooo:rsid="0015bd18" officeooo:paragraph-rsid="0015bd18"/>
    </style:style>
    <style:style style:name="P7" style:family="paragraph" style:parent-style-name="Standard" style:list-style-name="L1">
      <style:text-properties officeooo:rsid="0017a291" officeooo:paragraph-rsid="0017a291"/>
    </style:style>
    <style:style style:name="P8" style:family="paragraph" style:parent-style-name="Standard" style:list-style-name="L2">
      <style:text-properties officeooo:paragraph-rsid="0015bd18"/>
    </style:style>
    <style:style style:name="P9" style:family="paragraph" style:parent-style-name="Standard">
      <style:text-properties officeooo:rsid="001d08cb" officeooo:paragraph-rsid="001d08cb"/>
    </style:style>
    <style:style style:name="P10" style:family="paragraph" style:parent-style-name="Standard">
      <style:text-properties officeooo:rsid="001d9023" officeooo:paragraph-rsid="001d9023"/>
    </style:style>
    <style:style style:name="P11" style:family="paragraph" style:parent-style-name="Text_20_body">
      <style:text-properties fo:font-variant="normal" fo:text-transform="none" fo:color="#141823" style:font-name="helvetica" fo:font-size="10.5pt" fo:letter-spacing="normal" fo:font-style="normal" fo:font-weight="normal" officeooo:rsid="001d9023" officeooo:paragraph-rsid="001d9023"/>
    </style:style>
    <style:style style:name="P12" style:family="paragraph" style:parent-style-name="Text_20_body">
      <style:paragraph-properties fo:margin-left="0in" fo:margin-right="0in" fo:margin-top="0.0626in" fo:margin-bottom="0.0626in" style:contextual-spacing="false" style:line-height-at-least="0.198in" fo:text-align="start" style:justify-single-word="false" fo:widows="1" fo:text-indent="0in" style:auto-text-indent="false"/>
      <style:text-properties fo:font-variant="normal" fo:text-transform="none" fo:color="#141823" style:font-name="helvetica" fo:font-size="10.5pt" fo:letter-spacing="normal" fo:font-style="normal" fo:font-weight="normal"/>
    </style:style>
    <style:style style:name="P13" style:family="paragraph" style:parent-style-name="Text_20_body">
      <style:paragraph-properties fo:margin-left="0in" fo:margin-right="0in" fo:margin-top="0.0626in" fo:margin-bottom="0in" style:contextual-spacing="false" style:line-height-at-least="0.198in" fo:text-align="start" style:justify-single-word="false" fo:widows="1" fo:text-indent="0in" style:auto-text-indent="false"/>
    </style:style>
    <style:style style:name="T1" style:family="text">
      <style:text-properties officeooo:rsid="0015bd18"/>
    </style:style>
    <style:style style:name="T2" style:family="text">
      <style:text-properties officeooo:rsid="00191f46"/>
    </style:style>
    <style:style style:name="T3" style:family="text">
      <style:text-properties fo:font-variant="normal" fo:text-transform="none" fo:color="#141823" style:font-name="helvetica" fo:font-size="10.5pt" fo:letter-spacing="normal" fo:font-style="normal" fo:font-weight="normal"/>
    </style:style>
    <style:style style:name="T4"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5" style:family="text">
      <style:text-properties fo:font-style="italic"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ful FrontEnd resources:</text:p>
      <text:p text:style-name="P1"/>
      <text:p text:style-name="P1">HTML – cheat sheet </text:p>
      <text:list xml:id="list1684570925160391512" text:style-name="L1">
        <text:list-item>
          <text:p text:style-name="P6">- <text:a xlink:type="simple" xlink:href="http://apps.workflower.fi/vocabs/html/en#element+parent+child+sibling">http://apps.workflower.fi/vocabs/html/en#element+parent+child+sibling</text:a></text:p>
        </text:list-item>
        <text:list-item>
          <text:p text:style-name="P6">- <text:a xlink:type="simple" xlink:href="http://codepen.io/pcatalyn/pen/DBbew?editors=100">http://codepen.io/pcatalyn/pen/DBbew?editors=100</text:a></text:p>
        </text:list-item>
        <text:list-item>
          <text:p text:style-name="P7">PDF – de pe desktop – HTML5 – Cheat sheet</text:p>
        </text:list-item>
      </text:list>
      <text:p text:style-name="P1"/>
      <text:p text:style-name="P1">CSS – cheat sheet</text:p>
      <text:list xml:id="list2288619579849676926" text:style-name="L2">
        <text:list-item>
          <text:p text:style-name="P8"><text:span text:style-name="T1">- </text:span><text:a xlink:type="simple" xlink:href="http://apps.workflower.fi/vocabs/css/en#comment"><text:span text:style-name="T1">http://apps.workflower.fi/vocabs/css/en#comment</text:span></text:a></text:p>
        </text:list-item>
        <text:list-item>
          <text:p text:style-name="P8"><text:span text:style-name="T1">- </text:span><text:a xlink:type="simple" xlink:href="http://codepen.io/pcatalyn/pen/mnkeu?editors=110"><text:span text:style-name="T1">http://codepen.io/pcatalyn/pen/mnkeu?editors=110</text:span></text:a></text:p>
        </text:list-item>
      </text:list>
      <text:p text:style-name="P2"/>
      <text:p text:style-name="P2"/>
      <text:p text:style-name="P3">Set the filezilla account:</text:p>
      <text:p text:style-name="P3"/>
      <text:p text:style-name="P3">frontendgirls.com</text:p>
      <text:p text:style-name="P3">user: <text:a xlink:type="simple" xlink:href="mailto:oanapopa@fronendgirls.com">oanapopa@fronendgirls.com</text:a></text:p>
      <text:p text:style-name="P3">pass: ne trimite</text:p>
      <text:p text:style-name="P3"/>
      <text:p text:style-name="P3">apoi- Quick connect</text:p>
      <text:p text:style-name="P3"/>
      <text:p text:style-name="P3">in index.html de creat folderele img, css, html, js – care sa contina toate fisierele noastre de proie<text:span text:style-name="T2">ct, in index.html sa contina index-ul creat in proiect</text:span></text:p>
      <text:p text:style-name="P3"/>
      <text:p text:style-name="P4">se acceseaza ca: oanapopa.frontendgirls.com</text:p>
      <text:p text:style-name="P4"/>
      <text:p text:style-name="P4"/>
      <text:p text:style-name="P5">se pot pune intrebari – daca ne incurcam in scrierea temei</text:p>
      <text:p text:style-name="P4">pana miercuri 20.05.2015 - la ora 20</text:p>
      <text:p text:style-name="P2"/>
      <text:p text:style-name="P9">3. Responsive webdesign:</text:p>
      <text:p text:style-name="P9"><text:span text:style-name="T3"><text:tab/>1. </text:span><text:a xlink:type="simple" xlink:href="http://matthewjamestaylor.com/demos/ipad-css-layout/index.html" office:target-frame-name="_blank" xlink:show="new"><text:span text:style-name="T4">http://matthewjamestaylor.com/de…/ipad-css-layout/index.html</text:span></text:a><text:span text:style-name="T3"><text:line-break/><text:tab/>2. </text:span><text:a xlink:type="simple" xlink:href="http://colly.com/" office:target-frame-name="_blank" xlink:show="new"><text:span text:style-name="T4">http://colly.com/</text:span></text:a><text:span text:style-name="T3"> ( testati cu browser resize pentru a vedea diferentele de afisare a continutului , in functie de dimensiunea paginii), iar daca vreti sa vedeti codul acestei pagini, folositi click dreapta -&gt; View page source.<text:line-break/><text:tab/>3. </text:span><text:a xlink:type="simple" xlink:href="http://www.smashingmagazine.com/2011/01/12/guidelines-for-responsive-web-design/" office:target-frame-name="_blank" xlink:show="new"><text:span text:style-name="T4">http://www.smashingmagazine.com/…/guidelines-for-responsiv…/</text:span></text:a><text:span text:style-name="T3"><text:line-break/></text:span></text:p>
      <text:p text:style-name="P10"><text:span text:style-name="T3">4. Various tricks:</text:span></text:p>
      <text:p text:style-name="P12">Layout-ul nostru:<text:line-break/>- header<text:line-break/>- 2 coloane: navigation 30% si content 70%<text:line-break/>- footer<text:line-break/>Pentru device-uri/ferestre mai mici de 600px am pus un media query care transforma layout-ul astfel:<text:line-break/>- header<text:line-break/>- navigation<text:line-break/>- content<text:line-break/>- footer</text:p>
      <text:p text:style-name="P12">Float:<text:line-break/>- avantaje: <text:line-break/>- este compatibil inclusiv cu versiuni vechi de IE<text:line-break/>- este foarte folosit, deci la orice problema veti gasi usor o solutie cu google<text:line-break/>- dezavantaje:<text:line-break/><text:soft-page-break/>- puteti avea probleme cu clear float (mai ales daca folositi mai multe media queries breakpoints)<text:line-break/>- nu puteti centra vertical<text:line-break/>- inaltimea celor 2 coloane nu este egala</text:p>
      <text:p text:style-name="P12">Display: inline-block<text:line-break/>- avantaje:<text:line-break/>- foarte util cand ai de a face cu layout complex<text:line-break/>- permite centrarea verticala<text:line-break/>- desi in mod normal pe IE 6 si 7 nu merge, exista un hack pentru asta, il gasiti usor pe internet<text:line-break/>- dezavantaje:<text:line-break/>- whitespace-ul poate da dureri de cap. Daca va uitati in exemplul de html am inlocuit border cu background-color (altfel trebuia sa recalculam procentele, sa scadem borderul elementelor). De asmenea ca sa nu avem probleme cu white-space (cod aditional in css) am pus in html div-ul cu id content pe aceeasi linie cu tag-ul de inchidere pentru div-ul anterior. Este foarte important asta: &lt;/div&gt;&lt;div id="content"&gt;, incercati sa mutati div-ul pe randul urmator sa vedeti ce se intampla.<text:line-break/>- inaltimea nu este egala</text:p>
      <text:p text:style-name="P12">Display:table:<text:line-break/>- avantaje:<text:line-break/>- inaltime egala si centrala verticala<text:line-break/>- dezavantaje<text:line-break/>- trebuie sa includeti wrapper divs (daca va uitati in html la layout navbar si content sunt copiii lui row, care este copilul lui container, nu mai sunt frati cu header si footer). In mod normal ati putea incerca doar cu unul, dar in unele browsere ar putea aparea probleme.<text:line-break/>- daca vreti spatiu intre celule...e mai dificil <text:span text:style-name="T5">smile emoticon</text:span><text:line-break/>- continutul poate iesi din celula (puteti testa pe DisplayTable.html) si iar poate da dureri de cap<text:line-break/>- daca aveti mai multe coloane ( de exemplu 4) si vreti un layout responsive de forma 4-2-1 nu se prea poate.... Pentru un design simplu cu 2 coloane... e ok</text:p>
      <text:p text:style-name="P12">Display: flex<text:line-break/>- avantaje: <text:line-break/>- permite centrarea verticala si inaltime egala<text:line-break/>- va permite un design responsive, fluid, cu doar cateva proprietati (nu e nevoie de js pentru layout-urile complicate)<text:line-break/>- dezavantaje:<text:line-break/>- este destul de noua (CSS3), asa ca pe browserele mai vechi nu merge (IE 11+). <text:line-break/>- nu e chiar intuitiv, asa ca la inceput s-ar putea sa va puna cateva probleme.</text:p>
      <text:p text:style-name="P13"><text:span text:style-name="T3">Cateva articole pe tema asta:<text:line-break/><text:tab/></text:span><text:a xlink:type="simple" xlink:href="http://updel.com/demos/inline-block/articles.html" office:target-frame-name="_blank" xlink:show="new"><text:span text:style-name="T4">http://updel.com/demos/inline-block/articles.html</text:span></text:a><text:span text:style-name="T3"><text:line-break/><text:tab/></text:span><text:a xlink:type="simple" xlink:href="http://www.sitepoint.com/give-floats-the-flick-in-css-layouts/" office:target-frame-name="_blank" xlink:show="new"><text:span text:style-name="T4">http://www.sitepoint.com/give-floats-the-flick-in-css-layo…/</text:span></text:a><text:span text:style-name="T3"><text:line-break/><text:tab/></text:span><text:a xlink:type="simple" xlink:href="http://robertnyman.com/2010/02/24/css-display-inline-block-why-it-rocks-and-why-it-sucks/" office:target-frame-name="_blank" xlink:show="new"><text:span text:style-name="T4">http://robertnyman.com/…/css-display-inline-block-why-it-r…/</text:span></text:a><text:span text:style-name="T3"><text:line-break/><text:tab/></text:span><text:a xlink:type="simple" xlink:href="https://blog.mozilla.org/webdev/2009/02/20/cross-browser-inline-block/" office:target-frame-name="_blank" xlink:show="new"><text:span text:style-name="T4">https://blog.mozilla.org/…/02/20/cross-browser-inline-block/</text:span></text:a></text:p>
      <text:p text:style-name="P10"><text:span text:style-name="T3"/></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o </meta:initial-creator>
    <meta:creation-date>2015-05-07T10:29:35.995540305</meta:creation-date>
    <dc:date>2015-05-16T14:47:53.765178801</dc:date>
    <meta:editing-duration>PT13M33S</meta:editing-duration>
    <meta:editing-cycles>8</meta:editing-cycles>
    <meta:generator>LibreOffice/4.2.8.2$Linux_x86 LibreOffice_project/420m0$Build-2</meta:generator>
    <meta:document-statistic meta:table-count="0" meta:image-count="0" meta:object-count="0" meta:page-count="2" meta:paragraph-count="27" meta:word-count="547" meta:character-count="3748" meta:non-whitespace-character-count="3214"/>
  </office:meta>
</office:document-meta>
</file>